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OrgNumberedList">
      <style:text-properties officeooo:paragraph-rsid="000e87b2"/>
    </style:style>
    <style:style style:name="P2" style:family="paragraph" style:parent-style-name="Text_20_body">
      <style:text-properties officeooo:paragraph-rsid="000e87b2"/>
    </style:style>
    <style:style style:name="T1" style:family="text">
      <style:text-properties officeooo:rsid="000e87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meración</text:p>
      <text:p text:style-name="Standard"/>
      <text:list xml:id="list2083061469923205044" text:style-name="OrgNumberedList">
        <text:list-item>
          <text:p text:style-name="P1">Contar palabras. Para contar números usamos palabras: Los nombres de los números. Esas palabras ¿son tantas como los números? </text:p>
          <text:list>
            <text:list-item>
              <text:p text:style-name="P1">¿Cuántas palabras diferentes se necesitan para contar de 1 a 1.000.000? <text:span text:style-name="Bold">Rodea</text:span> la respuesta que te parezca </text:p>
              <text:p text:style-name="P1">menos de 100 <text:s text:c="10"/>Entre 100 y 1.000 <text:s text:c="18"/>Un millón. </text:p>
            </text:list-item>
            <text:list-item>
              <text:p text:style-name="P1"><text:span text:style-name="Bold"><text:span text:style-name="T1">En grupo c</text:span></text:span><text:span text:style-name="Bold">omparen</text:span> y <text:span text:style-name="Bold">decidan</text:span> cuál es la respuesta que consideran más acertada. </text:p>
            </text:list-item>
            <text:list-item>
              <text:p text:style-name="P1"><text:span text:style-name="Bold">Averigüen</text:span> Cuántas palabras diferentes se necesitan para decir los números del 1 hasta el millón y luego <text:span text:style-name="Bold">completen.</text:span> Para decir los número hasta un millón hacen falta ………… palabras. </text:p>
            </text:list-item>
            <text:list-item>
              <text:p text:style-name="P1">¿la respuesta de tu equipo fue acertada? </text:p>
            </text:list-item>
          </text:list>
        </text:list-item>
        <text:list-item>
          <text:p text:style-name="P1">Ahora con cifras </text:p>
          <text:list>
            <text:list-item>
              <text:p text:style-name="P1">¿Cuántas cifras diferentes se necesitan para escribir todos los números desde el uno hasta el millón? </text:p>
              <text:list>
                <text:list-item>
                  <text:p text:style-name="P1"><text:span text:style-name="Bold">Comparen</text:span> sus respuesta y <text:span text:style-name="Bold">comenten</text:span> las diferentes maneras que utilizaron para resolverlo, para estar seguros que no se olvidan de ninguna cifra. </text:p>
                </text:list-item>
                <text:list-item>
                  <text:p text:style-name="P1">Se necesitan la misma cantidad de cifras para escribir los números hasta un millón que de palabras diferentes para decir esos números?…………………… </text:p>
                </text:list-item>
                <text:list-item>
                  <text:p text:style-name="P1">Si un número se escribe con más cifras que otro ¿Se necesitan más palabras diferentes para decirlo? Explicá por qué sí y por qué no. …………… </text:p>
                  <text:p text:style-name="P1"/>
                </text:list-item>
              </text:list>
            </text:list-item>
            <text:list-item>
              <text:p text:style-name="P1">¿Cuál de las siguientes es la escritura correcta del número "ciento tres mil quince"? <text:span text:style-name="Bold">Rodeala</text:span> </text:p>
              <text:list>
                <text:list-item>
                  <text:p text:style-name="P1">103.150 </text:p>
                </text:list-item>
                <text:list-item>
                  <text:p text:style-name="P1">130.015 </text:p>
                </text:list-item>
                <text:list-item>
                  <text:p text:style-name="P1">103.015 </text:p>
                </text:list-item>
                <text:list-item>
                  <text:p text:style-name="P1">1.003.015 </text:p>
                </text:list-item>
              </text:list>
            </text:list-item>
            <text:list-item>
              <text:p text:style-name="P1"><text:span text:style-name="Bold">Elegí</text:span> un número de 5 cifras cifras que tenga dos ceros. <text:span text:style-name="Bold">Anotalo</text:span> y <text:span text:style-name="Bold">escribí</text:span> cómo se lee. ……………. </text:p>
              <text:list>
                <text:list-item>
                  <text:p text:style-name="P1">Anoten los números que anotaron sus compañeros de grupo <text:span text:style-name="Bold">Compárenlos</text:span> y <text:span text:style-name="Bold">rodeen</text:span> con distintos colores el mayor y el menor de todos ellos. </text:p>
                </text:list-item>
              </text:list>
            </text:list-item>
          </text:list>
        </text:list-item>
      </text:list>
      <text:p text:style-name="P2"/>
      <text:list xml:id="list103604705196872" text:continue-numbering="true" text:style-name="OrgNumberedList">
        <text:list-item>
          <text:list>
            <text:list-item>
              <text:p text:style-name="P1">Escribí con cifras los siguientes números </text:p>
              <text:list>
                <text:list-item>
                  <text:p text:style-name="P1">Tres mil ochocientos veinte:…………………………..</text:p>
                </text:list-item>
                <text:list-item>
                  <text:p text:style-name="P1">Quinientos mil veinte:……..…………………..</text:p>
                </text:list-item>
                <text:list-item>
                  <text:p text:style-name="P1">Ciento cincuenta mil doscientos ocho:……………………….</text:p>
                </text:list-item>
              </text:list>
            </text:list-item>
            <text:list-item>
              <text:p text:style-name="P1">Los siguientes números tienen 6 cifras, pero algunas no están escritas. ¿Es posible que alguno sea "ciento cincuenta mil cuatrocientos"? Si es así, <text:span text:style-name="Bold">completá</text:span> con las cifras que faltan. </text:p>
              <text:list>
                <text:list-item>
                  <text:p text:style-name="P1">15… …40 </text:p>
                </text:list-item>
                <text:list-item>
                  <text:p text:style-name="P1">152 … …4 </text:p>
                </text:list-item>
                <text:list-item>
                  <text:p text:style-name="P1">15… 4 … … </text:p>
                </text:list-item>
                <text:list-item>
                  <text:p text:style-name="P1">150 … … 4 </text:p>
                </text:list-item>
                <text:list-item>
                  <text:p text:style-name="P1">¿Alguno de estos números puede ser ciento cincuenta mil doscientos cuatro? Si la respuesta es "sí", <text:span text:style-name="Bold">rodealo</text:span>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old" style:family="text"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8946*" fo:start-indent="0cm" fo:end-indent="0cm"/>
          <style:column style:rel-width="894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0:27:34.978479426</meta:creation-date>
    <dc:date>2017-03-29T10:36:04.235983088</dc:date>
    <meta:editing-duration>PT8M29S</meta:editing-duration>
    <meta:editing-cycles>1</meta:editing-cycles>
    <meta:document-statistic meta:table-count="0" meta:image-count="0" meta:object-count="0" meta:page-count="1" meta:paragraph-count="29" meta:word-count="348" meta:character-count="2060" meta:non-whitespace-character-count="1716"/>
    <meta:generator>LibreOffice/5.2.6.2$Linux_X86_64 LibreOffice_project/20m0$Build-2</meta:generator>
  </office:meta>
</office:document-meta>
</file>